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8"/>
    <style:style style:name="P2" style:family="paragraph" style:parent-style-name="Text_20_body" style:list-style-name="L9"/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 style:list-style-name="L14"/>
    <style:style style:name="P7" style:family="paragraph" style:parent-style-name="Text_20_body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10">
      <style:paragraph-properties fo:margin-top="0in" fo:margin-bottom="0in"/>
    </style:style>
    <style:style style:name="P10" style:family="paragraph" style:parent-style-name="Text_20_body" style:list-style-name="L12">
      <style:paragraph-properties fo:margin-top="0in" fo:margin-bottom="0in"/>
    </style:style>
    <style:style style:name="P11" style:family="paragraph" style:parent-style-name="Text_20_body">
      <style:paragraph-properties fo:margin-top="0in" fo:margin-bottom="0in" fo:padding="0.0193in" fo:border="0.0008in solid #e3e3e3"/>
    </style:style>
    <style:style style:name="P12" style:family="paragraph" style:parent-style-name="Heading_20_3">
      <style:paragraph-properties fo:margin-top="0in" fo:margin-bottom="0.1965in" style:writing-mode="lr-tb"/>
    </style:style>
    <style:style style:name="P13" style:family="paragraph" style:parent-style-name="Preformatted_20_Text" style:list-style-name="L8"/>
    <style:style style:name="P14" style:family="paragraph" style:parent-style-name="Preformatted_20_Text" style:list-style-name="L10"/>
    <style:style style:name="P15" style:family="paragraph" style:parent-style-name="Preformatted_20_Text" style:list-style-name="L12"/>
    <style:style style:name="P16" style:family="paragraph" style:parent-style-name="Preformatted_20_Text" style:list-style-name="L14"/>
    <style:style style:name="P17" style:family="paragraph" style:parent-style-name="Preformatted_20_Text" style:list-style-name="L8">
      <style:paragraph-properties style:writing-mode="lr-tb"/>
    </style:style>
    <style:style style:name="P18" style:family="paragraph" style:parent-style-name="Preformatted_20_Text" style:list-style-name="L10">
      <style:paragraph-properties style:writing-mode="lr-tb"/>
    </style:style>
    <style:style style:name="P19" style:family="paragraph" style:parent-style-name="Preformatted_20_Text" style:list-style-name="L12">
      <style:paragraph-properties style:writing-mode="lr-tb"/>
    </style:style>
    <style:style style:name="P20" style:family="paragraph" style:parent-style-name="Preformatted_20_Text" style:list-style-name="L14">
      <style:paragraph-properties style:writing-mode="lr-tb"/>
    </style:style>
    <style:style style:name="P21" style:family="paragraph" style:parent-style-name="Preformatted_20_Text">
      <style:paragraph-properties fo:margin-top="0in" fo:margin-bottom="0.1965in" style:writing-mode="lr-tb"/>
    </style:style>
    <style:style style:name="P22" style:family="paragraph" style:parent-style-name="Preformatted_20_Text" style:list-style-name="L8">
      <style:paragraph-properties fo:margin-top="0in" fo:margin-bottom="0.1965in" style:writing-mode="lr-tb"/>
    </style:style>
    <style:style style:name="P23" style:family="paragraph" style:parent-style-name="Preformatted_20_Text" style:list-style-name="L10">
      <style:paragraph-properties fo:margin-top="0in" fo:margin-bottom="0.1965in" style:writing-mode="lr-tb"/>
    </style:style>
    <style:style style:name="P24" style:family="paragraph" style:parent-style-name="Preformatted_20_Text" style:list-style-name="L12">
      <style:paragraph-properties fo:margin-top="0in" fo:margin-bottom="0.1965in" style:writing-mode="lr-tb"/>
    </style:style>
    <style:style style:name="P25" style:family="paragraph" style:parent-style-name="Preformatted_20_Text" style:list-style-name="L14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Strong_20_Emphasis">Working with arrays and objects in JavaScript</text:span></text:p>
      <text:p text:style-name="P7"><text:span text:style-name="Strong_20_Emphasis"/></text:p>
      <text:p text:style-name="P7"><text:span text:style-name="Strong_20_Emphasis">Creating Arrays </text:span></text:p>
      <text:list xml:id="list6922303771386167052" text:style-name="L8">
        <text:list-item>
          <text:list>
            <text:list-item>
              <text:p text:style-name="P8">Syntax: <text:span text:style-name="Source_20_Text">let arr = [element1, element2, ...];</text:span></text:p>
            </text:list-item>
            <text:list-item>
              <text:p text:style-name="P1">Examples:</text:p>
              <text:p text:style-name="P13"/>
              <text:p text:style-name="P17"><text:span text:style-name="Source_20_Text">let fruits = ['apple', 'banana', 'cherry'];</text:span></text:p>
              <text:p text:style-name="P22"><text:span text:style-name="Source_20_Text">let numbers = [1, 2, 3, 4, 5];</text:span></text:p>
            </text:list-item>
          </text:list>
        </text:list-item>
        <text:list-item>
          <text:p text:style-name="P8"><text:span text:style-name="Strong_20_Emphasis">Accessing and Modifying Elements </text:span></text:p>
          <text:list>
            <text:list-item>
              <text:p text:style-name="P8">Accessing: <text:span text:style-name="Source_20_Text">arr[index]</text:span></text:p>
            </text:list-item>
            <text:list-item>
              <text:p text:style-name="P8">Modifying: <text:span text:style-name="Source_20_Text">arr[index] = newValue;</text:span></text:p>
            </text:list-item>
            <text:list-item>
              <text:p text:style-name="P1">Examples:</text:p>
              <text:p text:style-name="P13"/>
              <text:p text:style-name="P17"><text:span text:style-name="Source_20_Text">console.log(fruits[0]); // Output: apple</text:span></text:p>
              <text:p text:style-name="P17"><text:span text:style-name="Source_20_Text">fruits[1] = 'blueberry';</text:span></text:p>
              <text:p text:style-name="P22"><text:span text:style-name="Source_20_Text">console.log(fruits); // Output: ['apple', 'blueberry', 'cherry']</text:span></text:p>
            </text:list-item>
          </text:list>
        </text:list-item>
        <text:list-item>
          <text:p text:style-name="P8"><text:span text:style-name="Strong_20_Emphasis">Common Array Methods</text:span></text:p>
          <text:list>
            <text:list-item>
              <text:p text:style-name="P8"><text:span text:style-name="Source_20_Text">push()</text:span>, <text:span text:style-name="Source_20_Text">pop()</text:span>, <text:span text:style-name="Source_20_Text">shift()</text:span>, <text:span text:style-name="Source_20_Text">unshift()</text:span>, <text:span text:style-name="Source_20_Text">slice()</text:span>, <text:span text:style-name="Source_20_Text">splice()</text:span>, <text:span text:style-name="Source_20_Text">map()</text:span>, <text:span text:style-name="Source_20_Text">filter()</text:span>, <text:span text:style-name="Source_20_Text">reduce()</text:span></text:p>
            </text:list-item>
            <text:list-item>
              <text:p text:style-name="P1">Examples:</text:p>
              <text:p text:style-name="P13"/>
              <text:p text:style-name="P17"><text:span text:style-name="Source_20_Text">fruits.push('date');</text:span></text:p>
              <text:p text:style-name="P17"><text:span text:style-name="Source_20_Text">console.log(fruits); // Output: ['apple', 'blueberry', 'cherry', 'date']</text:span></text:p>
              <text:p text:style-name="P17"/>
              <text:p text:style-name="P17"><text:span text:style-name="Source_20_Text">let newFruits = fruits.map(fruit =&gt; fruit.toUpperCase());</text:span></text:p>
              <text:p text:style-name="P22"><text:span text:style-name="Source_20_Text">console.log(newFruits); // Output: ['APPLE', 'BLUEBERRY', 'CHERRY', 'DATE']</text:span></text:p>
            </text:list-item>
          </text:list>
        </text:list-item>
      </text:list>
      <text:p text:style-name="P21"><text:span text:style-name="Source_20_Text"/></text:p>
      <text:h text:style-name="P12" text:outline-level="3"><text:span text:style-name="Source_20_Text">Examples of Array Methods in JavaScript</text:span></text:h>
      <text:p text:style-name="Text_20_body">Here are examples for each of the mentioned array methods:</text:p>
      <text:list xml:id="list3525299546682486519" text:style-name="L14">
        <text:list-item>
          <text:p text:style-name="P6"><text:span text:style-name="Strong_20_Emphasis"><text:span text:style-name="Source_20_Text">push()</text:span></text:span></text:p>
          <text:list>
            <text:list-item>
              <text:p text:style-name="P6">Adds one or more elements to the end of an array and returns the new length of the array.</text:p>
            </text:list-item>
          </text:list>
          <text:p text:style-name="P16"/>
          <text:p text:style-name="P20"><text:span text:style-name="Source_20_Text">let fruits = ['apple', 'banana'];</text:span></text:p>
          <text:p text:style-name="P20"><text:span text:style-name="Source_20_Text">fruits.push('cherry');</text:span></text:p>
          <text:p text:style-name="P25"><text:span text:style-name="Source_20_Text">console.log(fruits); // Output: ['apple', 'banana', 'cherry']</text:span></text:p>
        </text:list-item>
        <text:list-item>
          <text:p text:style-name="P6"><text:span text:style-name="Strong_20_Emphasis"><text:span text:style-name="Source_20_Text">pop()</text:span></text:span></text:p>
          <text:list>
            <text:list-item>
              <text:p text:style-name="P6">Removes the last element from an array and returns that element.</text:p>
            </text:list-item>
          </text:list>
          <text:p text:style-name="P16"/>
          <text:p text:style-name="P20"><text:soft-page-break/><text:span text:style-name="Source_20_Text">let fruits = ['apple', 'banana', 'cherry'];</text:span></text:p>
          <text:p text:style-name="P20"><text:span text:style-name="Source_20_Text">let lastFruit = fruits.pop();</text:span></text:p>
          <text:p text:style-name="P20"><text:span text:style-name="Source_20_Text">console.log(lastFruit); // Output: 'cherry'</text:span></text:p>
          <text:p text:style-name="P25"><text:span text:style-name="Source_20_Text">console.log(fruits); // Output: ['apple', 'banana']</text:span></text:p>
        </text:list-item>
        <text:list-item>
          <text:p text:style-name="P6"><text:span text:style-name="Strong_20_Emphasis"><text:span text:style-name="Source_20_Text">shift()</text:span></text:span></text:p>
          <text:list>
            <text:list-item>
              <text:p text:style-name="P6">Removes the first element from an array and returns that element.</text:p>
            </text:list-item>
          </text:list>
          <text:p text:style-name="P16"/>
          <text:p text:style-name="P20"><text:span text:style-name="Source_20_Text">let fruits = ['apple', 'banana', 'cherry'];</text:span></text:p>
          <text:p text:style-name="P20"><text:span text:style-name="Source_20_Text">let firstFruit = fruits.shift();</text:span></text:p>
          <text:p text:style-name="P20"><text:span text:style-name="Source_20_Text">console.log(firstFruit); // Output: 'apple'</text:span></text:p>
          <text:p text:style-name="P25"><text:span text:style-name="Source_20_Text">console.log(fruits); // Output: ['banana', 'cherry']</text:span></text:p>
        </text:list-item>
        <text:list-item>
          <text:p text:style-name="P6"><text:span text:style-name="Strong_20_Emphasis"><text:span text:style-name="Source_20_Text">unshift()</text:span></text:span></text:p>
          <text:list>
            <text:list-item>
              <text:p text:style-name="P6">Adds one or more elements to the beginning of an array and returns the new length of the array.</text:p>
            </text:list-item>
          </text:list>
          <text:p text:style-name="P16"/>
          <text:p text:style-name="P20"><text:span text:style-name="Source_20_Text">let fruits = ['banana', 'cherry'];</text:span></text:p>
          <text:p text:style-name="P20"><text:span text:style-name="Source_20_Text">fruits.unshift('apple');</text:span></text:p>
          <text:p text:style-name="P25"><text:span text:style-name="Source_20_Text">console.log(fruits); // Output: ['apple', 'banana', 'cherry']</text:span></text:p>
        </text:list-item>
        <text:list-item>
          <text:p text:style-name="P6"><text:span text:style-name="Strong_20_Emphasis"><text:span text:style-name="Source_20_Text">slice()</text:span></text:span></text:p>
          <text:list>
            <text:list-item>
              <text:p text:style-name="P6">Returns a shallow copy of a portion of an array into a new array object selected from <text:span text:style-name="Source_20_Text">begin</text:span> to <text:span text:style-name="Source_20_Text">end</text:span> (end not included).</text:p>
            </text:list-item>
          </text:list>
          <text:p text:style-name="P16"/>
          <text:p text:style-name="P20"><text:span text:style-name="Source_20_Text">let fruits = ['apple', 'banana', 'cherry', 'date'];</text:span></text:p>
          <text:p text:style-name="P20"><text:span text:style-name="Source_20_Text">let slicedFruits = fruits.slice(1, 3);</text:span></text:p>
          <text:p text:style-name="P20"><text:span text:style-name="Source_20_Text">console.log(slicedFruits); // Output: ['banana', 'cherry']</text:span></text:p>
          <text:p text:style-name="P25"><text:span text:style-name="Source_20_Text">console.log(fruits); // Output: ['apple', 'banana', 'cherry', 'date']</text:span></text:p>
        </text:list-item>
        <text:list-item>
          <text:p text:style-name="P6"><text:span text:style-name="Strong_20_Emphasis"><text:span text:style-name="Source_20_Text">splice()</text:span></text:span></text:p>
          <text:list>
            <text:list-item>
              <text:p text:style-name="P6">Changes the contents of an array by removing or replacing existing elements and/or adding new elements in place.</text:p>
            </text:list-item>
          </text:list>
          <text:p text:style-name="P16"/>
          <text:p text:style-name="P20"><text:span text:style-name="Source_20_Text">let fruits = ['apple', 'banana', 'cherry', 'date'];</text:span></text:p>
          <text:p text:style-name="P20"><text:span text:style-name="Source_20_Text">let removedFruits = fruits.splice(1, 2, 'kiwi', 'mango');</text:span></text:p>
          <text:p text:style-name="P20"><text:span text:style-name="Source_20_Text">console.log(removedFruits); // Output: ['banana', 'cherry']</text:span></text:p>
          <text:p text:style-name="P25"><text:span text:style-name="Source_20_Text">console.log(fruits); // Output: ['apple', 'kiwi', 'mango', 'date']</text:span></text:p>
        </text:list-item>
        <text:list-item>
          <text:p text:style-name="P6"><text:span text:style-name="Strong_20_Emphasis"><text:span text:style-name="Source_20_Text">map()</text:span></text:span></text:p>
          <text:list>
            <text:list-item>
              <text:p text:style-name="P6">Creates a new array populated with the results of calling a provided function on every element in the calling array.</text:p>
            </text:list-item>
          </text:list>
          <text:p text:style-name="P16"/>
          <text:p text:style-name="P16"/>
          <text:p text:style-name="P20"><text:span text:style-name="Source_20_Text">let numbers = [1, 2, 3, 4];</text:span></text:p>
          <text:p text:style-name="P20"><text:span text:style-name="Source_20_Text">let doubled = numbers.map(num =&gt; num * 2);</text:span></text:p>
          <text:p text:style-name="P25"><text:span text:style-name="Source_20_Text">console.log(doubled); // Output: [2, 4, 6, 8]</text:span></text:p>
        </text:list-item>
        <text:list-item>
          <text:p text:style-name="P6"><text:soft-page-break/><text:span text:style-name="Strong_20_Emphasis"><text:span text:style-name="Source_20_Text">filter()</text:span></text:span></text:p>
          <text:list>
            <text:list-item>
              <text:p text:style-name="P6">Creates a new array with all elements that pass the test implemented by the provided function.</text:p>
            </text:list-item>
          </text:list>
          <text:p text:style-name="P16"/>
          <text:p text:style-name="P20"><text:span text:style-name="Source_20_Text">let numbers = [1, 2, 3, 4, 5];</text:span></text:p>
          <text:p text:style-name="P20"><text:span text:style-name="Source_20_Text">let evenNumbers = numbers.filter(num =&gt; num % 2 === 0);</text:span></text:p>
          <text:p text:style-name="P25"><text:span text:style-name="Source_20_Text">console.log(evenNumbers); // Output: [2, 4]</text:span></text:p>
        </text:list-item>
        <text:list-item>
          <text:p text:style-name="P6"><text:span text:style-name="Strong_20_Emphasis"><text:span text:style-name="Source_20_Text">reduce()</text:span></text:span></text:p>
          <text:list>
            <text:list-item>
              <text:p text:style-name="P6">Executes a reducer function (that you provide) on each element of the array, resulting in a single output value.</text:p>
            </text:list-item>
          </text:list>
          <text:p text:style-name="P16"/>
          <text:p text:style-name="P20"><text:span text:style-name="Source_20_Text">let numbers = [1, 2, 3, 4, 5];</text:span></text:p>
          <text:p text:style-name="P20"><text:span text:style-name="Source_20_Text">let sum = numbers.reduce((total, num) =&gt; total + num, 0);</text:span></text:p>
          <text:p text:style-name="P25"><text:span text:style-name="Source_20_Text">console.log(sum); </text:span></text:p>
        </text:list-item>
      </text:list>
      <text:p text:style-name="P21"><text:span text:style-name="Source_20_Text">// Initial array of student objects</text:span></text:p>
      <text:p text:style-name="P21"><text:span text:style-name="Source_20_Text">let students = [</text:span></text:p>
      <text:p text:style-name="P21"><text:span text:style-name="Source_20_Text"><text:s text:c="4"/>{name: 'Alice', grade: 85},</text:span></text:p>
      <text:p text:style-name="P21"><text:span text:style-name="Source_20_Text"><text:s text:c="4"/>{name: 'Bob', grade: 42},</text:span></text:p>
      <text:p text:style-name="P21"><text:span text:style-name="Source_20_Text"><text:s text:c="4"/>{name: 'Charlie', grade: 90},</text:span></text:p>
      <text:p text:style-name="P21"><text:span text:style-name="Source_20_Text"><text:s text:c="4"/>{name: 'David', grade: 68},</text:span></text:p>
      <text:p text:style-name="P21"><text:span text:style-name="Source_20_Text"><text:s text:c="4"/>{name: 'Eve', grade: 77}</text:span></text:p>
      <text:p text:style-name="P21"><text:span text:style-name="Source_20_Text">];</text:span></text:p>
      <text:p text:style-name="P21"><text:span text:style-name="Source_20_Text">// 1. Add a new student to the array using push()</text:span></text:p>
      <text:p text:style-name="P21"><text:span text:style-name="Source_20_Text">students.push({name: 'Frank', grade: 59});</text:span></text:p>
      <text:p text:style-name="P21"><text:span text:style-name="Source_20_Text">console.log('After adding Frank:', students);</text:span></text:p>
      <text:p text:style-name="P21"><text:span text:style-name="Source_20_Text">// 2. Create a new array of students who passed (grade &gt;= 50) using filter()</text:span></text:p>
      <text:p text:style-name="P21"><text:span text:style-name="Source_20_Text">let passedStudents = students.filter(student =&gt; student.grade &gt;= 50);</text:span></text:p>
      <text:p text:style-name="P21"><text:span text:style-name="Source_20_Text">console.log('Students who passed:', passedStudents);</text:span></text:p>
      <text:p text:style-name="P21"><text:span text:style-name="Source_20_Text">// 3. Create a list of student names using map()</text:span></text:p>
      <text:p text:style-name="P21"><text:span text:style-name="Source_20_Text">let studentNames = students.map(student =&gt; student.name);</text:span></text:p>
      <text:p text:style-name="P21"><text:span text:style-name="Source_20_Text">console.log('List of student names:', studentNames);</text:span></text:p>
      <text:list xml:id="list2712263472638718935" text:style-name="L9">
        <text:list-item>
          <text:p text:style-name="P2"><text:soft-page-break/><text:span text:style-name="Strong_20_Emphasis">Working with Objects </text:span></text:p>
        </text:list-item>
      </text:list>
      <text:list xml:id="list3890087373556515606" text:style-name="L10">
        <text:list-item>
          <text:p text:style-name="P9"><text:span text:style-name="Strong_20_Emphasis">Creating Objects </text:span></text:p>
          <text:list>
            <text:list-item>
              <text:p text:style-name="P9">Syntax: <text:span text:style-name="Source_20_Text">let obj = { key1: value1, key2: value2, ... };</text:span></text:p>
            </text:list-item>
            <text:list-item>
              <text:p text:style-name="P3">Examples:</text:p>
              <text:p text:style-name="P14"/>
              <text:p text:style-name="P18"><text:span text:style-name="Source_20_Text">let person = {</text:span></text:p>
              <text:p text:style-name="P18"><text:span text:style-name="Source_20_Text"><text:s text:c="4"/>name: 'John',</text:span></text:p>
              <text:p text:style-name="P18"><text:span text:style-name="Source_20_Text"><text:s text:c="4"/>age: 30,</text:span></text:p>
              <text:p text:style-name="P18"><text:span text:style-name="Source_20_Text"><text:s text:c="4"/>occupation: 'developer'</text:span></text:p>
              <text:p text:style-name="P23"><text:span text:style-name="Source_20_Text">};</text:span></text:p>
            </text:list-item>
          </text:list>
        </text:list-item>
        <text:list-item>
          <text:p text:style-name="P9"><text:span text:style-name="Strong_20_Emphasis">Accessing and Modifying Properties </text:span></text:p>
          <text:list>
            <text:list-item>
              <text:p text:style-name="P9">Accessing: <text:span text:style-name="Source_20_Text">obj.key</text:span> or <text:span text:style-name="Source_20_Text">obj['key']</text:span></text:p>
            </text:list-item>
            <text:list-item>
              <text:p text:style-name="P9">Modifying: <text:span text:style-name="Source_20_Text">obj.key = newValue;</text:span></text:p>
            </text:list-item>
            <text:list-item>
              <text:p text:style-name="P3">Examples:</text:p>
              <text:p text:style-name="P14"/>
              <text:p text:style-name="P18"><text:span text:style-name="Source_20_Text">console.log(person.name); // Output: John</text:span></text:p>
              <text:p text:style-name="P18"><text:span text:style-name="Source_20_Text">person.age = 31;</text:span></text:p>
              <text:p text:style-name="P23"><text:span text:style-name="Source_20_Text">console.log(person); // Output: {name: 'John', age: 31, occupation: 'developer'}</text:span></text:p>
            </text:list-item>
          </text:list>
        </text:list-item>
        <text:list-item>
          <text:p text:style-name="P9"><text:span text:style-name="Strong_20_Emphasis">Nested Objects </text:span></text:p>
          <text:list>
            <text:list-item>
              <text:p text:style-name="P9">Creating and accessing nested objects</text:p>
            </text:list-item>
            <text:list-item>
              <text:p text:style-name="P3">Examples:</text:p>
              <text:p text:style-name="P14"/>
              <text:p text:style-name="P14"/>
              <text:p text:style-name="P18"><text:span text:style-name="Source_20_Text">person.address = {</text:span></text:p>
              <text:p text:style-name="P18"><text:span text:style-name="Source_20_Text"><text:s text:c="4"/>city: 'New York',</text:span></text:p>
              <text:p text:style-name="P18"><text:span text:style-name="Source_20_Text"><text:s text:c="4"/>zip: '10001'</text:span></text:p>
              <text:p text:style-name="P18"><text:span text:style-name="Source_20_Text">};</text:span></text:p>
              <text:p text:style-name="P23"><text:span text:style-name="Source_20_Text">console.log(person.address.city); // Output: New York</text:span></text:p>
            </text:list-item>
          </text:list>
        </text:list-item>
        <text:list-item>
          <text:p text:style-name="P9"><text:span text:style-name="Strong_20_Emphasis">Common Object Methods</text:span></text:p>
          <text:list>
            <text:list-item>
              <text:p text:style-name="P9"><text:span text:style-name="Source_20_Text">Object.keys()</text:span>, <text:span text:style-name="Source_20_Text">Object.values()</text:span>, <text:span text:style-name="Source_20_Text">Object.entries()</text:span></text:p>
            </text:list-item>
            <text:list-item>
              <text:p text:style-name="P3">Examples:</text:p>
              <text:p text:style-name="P14"/>
              <text:p text:style-name="P18"><text:span text:style-name="Source_20_Text">console.log(Object.keys(person)); // Output: ['name', 'age', 'occupation', 'address']</text:span></text:p>
              <text:p text:style-name="P23"><text:span text:style-name="Source_20_Text">console.log(Object.values(person)); // Output: ['John', 31, 'developer', {city: 'New York', zip: '10001'}]</text:span></text:p>
            </text:list-item>
          </text:list>
        </text:list-item>
      </text:list>
      <text:list xml:id="list5255428523125711727" text:style-name="L11">
        <text:list-item>
          <text:p text:style-name="P4"><text:span text:style-name="Strong_20_Emphasis">Practical Exercises</text:span></text:p>
        </text:list-item>
      </text:list>
      <text:list xml:id="list3648175650678519963" text:style-name="L12">
        <text:list-item>
          <text:p text:style-name="P10"><text:span text:style-name="Strong_20_Emphasis">Exercise 1: Create an array of objects</text:span></text:p>
          <text:list>
            <text:list-item>
              <text:p text:style-name="P10">Task: Create an array of student objects with properties <text:span text:style-name="Source_20_Text">name</text:span> and <text:span text:style-name="Source_20_Text">grade</text:span>.</text:p>
            </text:list-item>
            <text:list-item>
              <text:p text:style-name="P5">Example:</text:p>
              <text:p text:style-name="P15"/>
              <text:p text:style-name="P19"><text:span text:style-name="Source_20_Text">let students = [</text:span></text:p>
              <text:p text:style-name="P19"><text:span text:style-name="Source_20_Text"><text:s text:c="4"/>{name: 'Alice', grade: 85},</text:span></text:p>
              <text:p text:style-name="P19"><text:soft-page-break/><text:span text:style-name="Source_20_Text"><text:s text:c="4"/>{name: 'Bob', grade: 92},</text:span></text:p>
              <text:p text:style-name="P19"><text:span text:style-name="Source_20_Text"><text:s text:c="4"/>{name: 'Charlie', grade: 88}</text:span></text:p>
              <text:p text:style-name="P24"><text:span text:style-name="Source_20_Text">];</text:span></text:p>
            </text:list-item>
          </text:list>
        </text:list-item>
        <text:list-item>
          <text:p text:style-name="P10"><text:span text:style-name="Strong_20_Emphasis">Exercise 2: Calculate the average grade</text:span></text:p>
          <text:list>
            <text:list-item>
              <text:p text:style-name="P10">Task: Use <text:span text:style-name="Source_20_Text">reduce()</text:span> to find the average grade.</text:p>
            </text:list-item>
            <text:list-item>
              <text:p text:style-name="P5">Example:</text:p>
              <text:p text:style-name="P15"/>
              <text:p text:style-name="P19"><text:span text:style-name="Source_20_Text">let totalGrades = students.reduce((total, student) =&gt; total + student.grade, 0);</text:span></text:p>
              <text:p text:style-name="P19"><text:span text:style-name="Source_20_Text">let averageGrade = totalGrades / students.length;</text:span></text:p>
              <text:p text:style-name="P24"><text:span text:style-name="Source_20_Text">console.log(averageGrade);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4T22:55:55.69</meta:creation-date>
    <meta:generator>OpenOffice/4.1.7$Win32 OpenOffice.org_project/417m1$Build-9800</meta:generator>
    <dc:date>2024-07-24T23:54:56.46</dc:date>
    <dc:creator>vikash kapari</dc:creator>
    <meta:editing-duration>PT34M47S</meta:editing-duration>
    <meta:editing-cycles>2</meta:editing-cycles>
    <meta:document-statistic meta:table-count="0" meta:image-count="0" meta:object-count="0" meta:page-count="5" meta:paragraph-count="132" meta:word-count="800" meta:character-count="5270"/>
  </office:meta>
</office:document-meta>
</file>